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788" officeooo:paragraph-rsid="001079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6ad1" style:font-weight-asian="bold" style:font-weight-complex="bold"/>
    </style:style>
    <style:style style:name="T3" style:family="text">
      <style:text-properties fo:font-weight="bold" officeooo:rsid="001026c7" style:font-weight-asian="bold" style:font-weight-complex="bold"/>
    </style:style>
    <style:style style:name="T4" style:family="text">
      <style:text-properties fo:font-weight="bold" officeooo:rsid="0010794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f453" style:font-weight-asian="normal" style:font-weight-complex="normal"/>
    </style:style>
    <style:style style:name="T7" style:family="text">
      <style:text-properties fo:font-weight="normal" officeooo:rsid="00106ad1" style:font-weight-asian="normal" style:font-weight-complex="normal"/>
    </style:style>
    <style:style style:name="T8" style:family="text">
      <style:text-properties fo:font-weight="normal" officeooo:rsid="0010794d" style:font-weight-asian="normal" style:font-weight-complex="normal"/>
    </style:style>
    <style:style style:name="T9" style:family="text">
      <style:text-properties style:text-line-through-style="solid" style:text-line-through-type="single" style:text-underline-style="none" fo:font-weight="normal" style:font-weight-asian="normal" style:font-weight-complex="normal"/>
    </style:style>
    <style:style style:name="T10" style:family="text">
      <style:text-properties style:text-line-through-style="solid" style:text-line-through-type="single" style:text-underline-style="none" fo:font-weight="normal" officeooo:rsid="000e8d9c" style:font-weight-asian="normal" style:font-weight-complex="normal"/>
    </style:style>
    <style:style style:name="T11" style:family="text">
      <style:text-properties style:text-line-through-style="none" style:text-line-through-type="none" style:text-underline-style="none" fo:font-weight="normal" officeooo:rsid="000e8d9c" style:font-weight-asian="normal" style:font-weight-complex="normal"/>
    </style:style>
    <style:style style:name="T12" style:family="text">
      <style:text-properties style:text-line-through-style="none" style:text-line-through-type="none" style:text-underline-style="none" fo:font-weight="normal" officeooo:rsid="000df453" style:font-weight-asian="normal" style:font-weight-complex="normal"/>
    </style:style>
    <style:style style:name="T13" style:family="text">
      <style:text-properties style:text-line-through-style="none" style:text-line-through-type="none" style:text-underline-style="none" fo:font-weight="normal" officeooo:rsid="001026c7" style:font-weight-asian="normal" style:font-weight-complex="normal"/>
    </style:style>
    <style:style style:name="T14" style:family="text">
      <style:text-properties style:text-line-through-style="none" style:text-line-through-type="none" style:text-underline-style="none" fo:font-weight="bold" officeooo:rsid="001026c7" style:font-weight-asian="bold" style:font-weight-complex="bold"/>
    </style:style>
    <style:style style:name="T15" style:family="text">
      <style:text-properties style:text-line-through-style="none" style:text-line-through-type="none" style:text-underline-style="none" fo:font-weight="bold" officeooo:rsid="000e8d9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POT2: PRUEBA TÉCNICA. </text:span><text:line-break/><text:line-break/><text:span text:style-name="T1">Objetivo</text:span>: Crear acortador de links. <text:line-break/><text:line-break/><text:line-break/><text:span text:style-name="T1">Proceso: <text:line-break/><text:line-break/>1)- Investigación</text:span><text:span text:style-name="T5">… ¿para qué sirve y cómo funciona? <text:line-break/><text:line-break/>Como ya tenía una idea bastante amplía de para qué funcioná, cómo funciona y cómo lo podría implementar.<text:line-break/><text:line-break/>Investigué acerca de qué otras funcionalidades podría agregarle: <text:line-break/><text:line-break/></text:span><text:span text:style-name="T6">-Simular sistema de publicidad. <text:line-break/>-Métricas de clicks. <text:line-break/>-No acortar links de contenido inapropiado. <text:line-break/>-Detectaar links de contenido malicioso. <text:line-break/></text:span><text:span text:style-name="T12">Expiración : por tiempo y número de clicks. </text:span><text:span text:style-name="T9"><text:line-break/><text:line-break/></text:span><text:span text:style-name="T11">Una vez definidas las features iniciales, se me ocurrió hacer dos versiones:</text:span><text:span text:style-name="T10"><text:line-break/><text:line-break/></text:span><text:span text:style-name="T11">1)- Versión “free”, que se puede usar sin autenticaación. (solo el acortador). <text:line-break/>2)- Versión completa, que puede tener acceso a todas las features, (cuando se registra). <text:line-break/><text:line-break/><text:line-break/>Y a raíz de que van a haber usuarios, debe haber un administrador que pueda gestionarlos. <text:line-break/><text:line-break/>Entonces tenemos dos roles: user, admin. <text:line-break/><text:line-break/><text:line-break/></text:span><text:span text:style-name="T15">2)- </text:span><text:span text:style-name="T14">Elección de las herramientas: <text:line-break/><text:line-break/></text:span><text:span text:style-name="T13">Laravel – Inertia con react y MySQL. <text:s/></text:span><text:span text:style-name="T5"><text:line-break/><text:line-break/><text:line-break/></text:span><text:span text:style-name="T3">3)- </text:span><text:span text:style-name="T2">Primera versión del modelado. </text:span><text:span text:style-name="T7"><text:line-break/><text:line-break/><text:line-break/>Procedí a hacer el modelado (ER), de los usuarios, roles y urls. <text:line-break/><text:line-break/><text:line-break/></text:span><text:span text:style-name="T4">4)- Divide And Conquer. </text:span><text:span text:style-name="T8"><text:line-break/><text:line-break/>Procedí a listar las tareas, las dividí en dos grupos: <text:line-break/><text:line-break/>primer grupo: “versión mínima, sin autenticación”. <text:line-break/><text:line-break/>-Set up del proyecto. <text:line-break/>-Creación de las migraciones y los modelos en laravel para las urls. <text:line-break/>-Pantalla para la creación de urls. (sin features pero teniendo en cuenta que se va a implementar autenticación de usuarios y cuando hay un usuario en sesión, esta pantalla puede cambiar). <text:line-break/>-validación de expiración de tiempo y número de clicks.<text:line-break/><text:line-break/>segundo grupo: “versión mínima, sin autenticación”. <text:line-break/><text:line-break/>-Flujo de registro y autenticación de usuarios. <text:line-break/>-Pantalla de creación de urls. <text:line-break/>-Pantalla de listado de urls. <text:line-break/>-features (estas a su vez se listan dependiendo su complejidad y analisis que se necesita):<text:line-break/></text:span><text:soft-page-break/><text:span text:style-name="T8"><text:line-break/> <text:s text:c="4"/>-Métrica de clicks. <text:line-break/> <text:s text:c="4"/>-moderación de contenido malicioso. <text:line-break/> <text:s text:c="4"/>-moderación de contenido inapropiado.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8cm" fo:margin-right="0.4cm" style:writing-mode="lr-tb" style:footnote-max-height="0cm" loext:margin-gutter="0.4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22:36:17.990759441</meta:creation-date>
    <dc:date>2025-10-02T00:02:14.714406116</dc:date>
    <meta:editing-duration>PT35S</meta:editing-duration>
    <meta:editing-cycles>1</meta:editing-cycles>
    <meta:document-statistic meta:table-count="0" meta:image-count="0" meta:object-count="0" meta:page-count="2" meta:paragraph-count="1" meta:word-count="282" meta:character-count="1906" meta:non-whitespace-character-count="1548"/>
    <meta:generator>LibreOffice/7.3.7.2$Linux_X86_64 LibreOffice_project/30$Build-2</meta:generator>
  </office:meta>
</office:document-meta>
</file>